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oppins" svg:font-family="Poppins, sans-serif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- Dado el siguiente código:</text:span></text:p>
      <text:p text:style-name="Standard">&lt;!DOCTYPE html&gt;</text:p>
      <text:p text:style-name="Standard">&lt;html&gt;</text:p>
      <text:p text:style-name="Standard">&lt;title&gt;Web Page Design&lt;/title&gt;</text:p>
      <text:p text:style-name="Standard">&lt;head&gt;</text:p>
      <text:p text:style-name="Standard">&gt;&lt;script&gt;</text:p>
      <text:p text:style-name="Standard"><text:s text:c="4"/>function sayHello() {</text:p>
      <text:p text:style-name="Standard"><text:s text:c="8"/>document.write("Hello, Coding Ground!")</text:p>
      <text:p text:style-name="Standard"><text:s text:c="4"/>}</text:p>
      <text:p text:style-name="Standard">sayHello();</text:p>
      <text:p text:style-name="Standard">&lt;/script&gt;</text:p>
      <text:p text:style-name="Standard">&lt;/head&gt;</text:p>
      <text:p text:style-name="Standard">&lt;body&gt;</text:p>
      <text:p text:style-name="Standard">&lt;/body&gt;</text:p>
      <text:p text:style-name="Standard">&lt;/html&gt;</text:p>
      <text:p text:style-name="Standard"/>
      <text:p text:style-name="Standard"/>
      <text:p text:style-name="Standard"><text:span text:style-name="T1">- 1. Cambia el código anterior para que los mensajes de bienvenida se generen en consola</text:span></text:p>
      <text:p text:style-name="Standard">&lt;!DOCTYPE html&gt;</text:p>
      <text:p text:style-name="Standard">&lt;html&gt;</text:p>
      <text:p text:style-name="Standard">&lt;title&gt;Web Page Design&lt;/title&gt;</text:p>
      <text:p text:style-name="Standard">&lt;head&gt;</text:p>
      <text:p text:style-name="Standard">&gt;&lt;script&gt;</text:p>
      <text:p text:style-name="Standard"><text:s text:c="4"/>function sayHello() {</text:p>
      <text:p text:style-name="Standard"><text:s text:c="8"/>console.log("Hello, Coding Ground!")</text:p>
      <text:p text:style-name="Standard"><text:s text:c="4"/>}</text:p>
      <text:p text:style-name="Standard">sayHello();</text:p>
      <text:p text:style-name="Standard">&lt;/script&gt;</text:p>
      <text:p text:style-name="Standard">&lt;/head&gt;</text:p>
      <text:p text:style-name="Standard">&lt;body&gt;</text:p>
      <text:p text:style-name="Standard">&lt;/body&gt;</text:p>
      <text:p text:style-name="Standard">&lt;/html&gt;</text:p>
      <text:p text:style-name="Standard"/>
      <text:p text:style-name="Standard"/>
      <text:p text:style-name="P1">- 2. Modifica el código anterior para que los mensajes de bienvenida se generen con alertas</text:p>
      <text:p text:style-name="P2">&lt;!DOCTYPE html&gt;</text:p>
      <text:p text:style-name="P2">&lt;html&gt;</text:p>
      <text:p text:style-name="P2">&lt;title&gt;Web Page Design&lt;/title&gt;</text:p>
      <text:p text:style-name="P2">&lt;head&gt;</text:p>
      <text:p text:style-name="P2">&gt;&lt;script&gt;</text:p>
      <text:p text:style-name="P2"><text:s text:c="4"/>function sayHello() {</text:p>
      <text:p text:style-name="P2"><text:s text:c="8"/>window.alert("Hello, Coding Ground!")</text:p>
      <text:p text:style-name="P2"><text:s text:c="4"/>}</text:p>
      <text:p text:style-name="P2">sayHello();</text:p>
      <text:p text:style-name="P2">&lt;/script&gt;</text:p>
      <text:p text:style-name="P2">&lt;/head&gt;</text:p>
      <text:p text:style-name="P2">&lt;body&gt;</text:p>
      <text:p text:style-name="P2">&lt;/body&gt;</text:p>
      <text:p text:style-name="P2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0:10:13.873849556</meta:creation-date>
    <dc:date>2023-09-21T00:23:22.044192082</dc:date>
    <meta:editing-duration>PT13M6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45" meta:word-count="100" meta:character-count="771" meta:non-whitespace-character-count="668"/>
  </office:meta>
</office:document-meta>
</file>